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babilit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Temperature=0.5</text:p>
          </table:table-cell>
          <table:table-cell office:value-type="string" calcext:value-type="string">
            <text:p>Temperature=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230506" calcext:value-type="float">
            <text:p>0.02230506</text:p>
          </table:table-cell>
          <table:table-cell office:value-type="float" office:value="0.00089539" calcext:value-type="float">
            <text:p>0.00089539</text:p>
          </table:table-cell>
          <table:table-cell office:value-type="float" office:value="0.06542629" calcext:value-type="float">
            <text:p>0.06542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801477" calcext:value-type="float">
            <text:p>0.72801477</text:p>
          </table:table-cell>
          <table:table-cell office:value-type="float" office:value="0.95386307" calcext:value-type="float">
            <text:p>0.95386307</text:p>
          </table:table-cell>
          <table:table-cell office:value-type="float" office:value="0.373784" calcext:value-type="float">
            <text:p>0.373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2183" calcext:value-type="float">
            <text:p>0.00002183</text:p>
          </table:table-cell>
          <table:table-cell office:value-type="float" office:value="0" calcext:value-type="float">
            <text:p>0</text:p>
          </table:table-cell>
          <table:table-cell office:value-type="float" office:value="0.00204658" calcext:value-type="float">
            <text:p>0.002046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0056" calcext:value-type="float">
            <text:p>0.00010056</text:p>
          </table:table-cell>
          <table:table-cell office:value-type="float" office:value="0.00000002" calcext:value-type="float">
            <text:p>0.00000002</text:p>
          </table:table-cell>
          <table:table-cell office:value-type="float" office:value="0.00439298" calcext:value-type="float">
            <text:p>0.004392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491" calcext:value-type="float">
            <text:p>0.000014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601" calcext:value-type="float">
            <text:p>0.000016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471" calcext:value-type="float">
            <text:p>0.000014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522" calcext:value-type="float">
            <text:p>0.000015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33081" calcext:value-type="float">
            <text:p>0.00033081</text:p>
          </table:table-cell>
          <table:table-cell office:value-type="float" office:value="0.0000002" calcext:value-type="float">
            <text:p>0.0000002</text:p>
          </table:table-cell>
          <table:table-cell office:value-type="float" office:value="0.00796778" calcext:value-type="float">
            <text:p>0.007967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2" calcext:value-type="float">
            <text:p>0.000003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999" calcext:value-type="float">
            <text:p>0.00001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722" calcext:value-type="float">
            <text:p>0.000007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4917386" calcext:value-type="float">
            <text:p>0.14917386</text:p>
          </table:table-cell>
          <table:table-cell office:value-type="float" office:value="0.04004895" calcext:value-type="float">
            <text:p>0.04004895</text:p>
          </table:table-cell>
          <table:table-cell office:value-type="float" office:value="0.16919868" calcext:value-type="float">
            <text:p>0.169198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000993" calcext:value-type="float">
            <text:p>0.03000993</text:p>
          </table:table-cell>
          <table:table-cell office:value-type="float" office:value="0.00162082" calcext:value-type="float">
            <text:p>0.00162082</text:p>
          </table:table-cell>
          <table:table-cell office:value-type="float" office:value="0.07588974" calcext:value-type="float">
            <text:p>0.075889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270333" calcext:value-type="float">
            <text:p>0.04270333</text:p>
          </table:table-cell>
          <table:table-cell office:value-type="float" office:value="0.00328193" calcext:value-type="float">
            <text:p>0.00328193</text:p>
          </table:table-cell>
          <table:table-cell office:value-type="float" office:value="0.0905277" calcext:value-type="float">
            <text:p>0.09052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612" calcext:value-type="float">
            <text:p>0.000016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302" calcext:value-type="float">
            <text:p>0.000013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037" calcext:value-type="float">
            <text:p>0.000010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645" calcext:value-type="float">
            <text:p>0.000006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052" calcext:value-type="float">
            <text:p>0.000010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88" calcext:value-type="float">
            <text:p>0.000005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312" calcext:value-type="float">
            <text:p>0.000013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998" calcext:value-type="float">
            <text:p>0.000009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97" calcext:value-type="float">
            <text:p>0.00000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66" calcext:value-type="float">
            <text:p>0.00001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419" calcext:value-type="float">
            <text:p>0.000014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004" calcext:value-type="float">
            <text:p>0.00000004</text:p>
          </table:table-cell>
          <table:table-cell office:value-type="float" office:value="0" calcext:value-type="float">
            <text:p>0</text:p>
          </table:table-cell>
          <table:table-cell office:value-type="float" office:value="0.00008466" calcext:value-type="float">
            <text:p>0.000084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57386" calcext:value-type="float">
            <text:p>0.0057386</text:p>
          </table:table-cell>
          <table:table-cell office:value-type="float" office:value="0.00005927" calcext:value-type="float">
            <text:p>0.00005927</text:p>
          </table:table-cell>
          <table:table-cell office:value-type="float" office:value="0.03318591" calcext:value-type="float">
            <text:p>0.033185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17491" calcext:value-type="float">
            <text:p>0.00017491</text:p>
          </table:table-cell>
          <table:table-cell office:value-type="float" office:value="0.00000006" calcext:value-type="float">
            <text:p>0.00000006</text:p>
          </table:table-cell>
          <table:table-cell office:value-type="float" office:value="0.0057938" calcext:value-type="float">
            <text:p>0.00579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545" calcext:value-type="float">
            <text:p>0.000015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745" calcext:value-type="float">
            <text:p>0.000007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974" calcext:value-type="float">
            <text:p>0.000009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02" calcext:value-type="float">
            <text:p>0.000002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8418" calcext:value-type="float">
            <text:p>0.00008418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.0040194" calcext:value-type="float">
            <text:p>0.00401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5198" calcext:value-type="float">
            <text:p>0.00005198</text:p>
          </table:table-cell>
          <table:table-cell office:value-type="float" office:value="0" calcext:value-type="float">
            <text:p>0</text:p>
          </table:table-cell>
          <table:table-cell office:value-type="float" office:value="0.00315851" calcext:value-type="float">
            <text:p>0.003158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765" calcext:value-type="float">
            <text:p>0.00000765</text:p>
          </table:table-cell>
          <table:table-cell office:value-type="float" office:value="0" calcext:value-type="float">
            <text:p>0</text:p>
          </table:table-cell>
          <table:table-cell office:value-type="float" office:value="0.00121129" calcext:value-type="float">
            <text:p>0.001211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096" calcext:value-type="float">
            <text:p>0.00000096</text:p>
          </table:table-cell>
          <table:table-cell office:value-type="float" office:value="0" calcext:value-type="float">
            <text:p>0</text:p>
          </table:table-cell>
          <table:table-cell office:value-type="float" office:value="0.00043024" calcext:value-type="float">
            <text:p>0.000430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471154" calcext:value-type="float">
            <text:p>0.00471154</text:p>
          </table:table-cell>
          <table:table-cell office:value-type="float" office:value="0.00003995" calcext:value-type="float">
            <text:p>0.00003995</text:p>
          </table:table-cell>
          <table:table-cell office:value-type="float" office:value="0.03006991" calcext:value-type="float">
            <text:p>0.030069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15507" calcext:value-type="float">
            <text:p>0.00015507</text:p>
          </table:table-cell>
          <table:table-cell office:value-type="float" office:value="0.00000004" calcext:value-type="float">
            <text:p>0.00000004</text:p>
          </table:table-cell>
          <table:table-cell office:value-type="float" office:value="0.00545526" calcext:value-type="float">
            <text:p>0.005455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057" calcext:value-type="float">
            <text:p>0.00000057</text:p>
          </table:table-cell>
          <table:table-cell office:value-type="float" office:value="0" calcext:value-type="float">
            <text:p>0</text:p>
          </table:table-cell>
          <table:table-cell office:value-type="float" office:value="0.00033057" calcext:value-type="float">
            <text:p>0.000330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9001" calcext:value-type="float">
            <text:p>0.00009001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.00415612" calcext:value-type="float">
            <text:p>0.004156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658128" calcext:value-type="float">
            <text:p>0.00658128</text:p>
          </table:table-cell>
          <table:table-cell office:value-type="float" office:value="0.00007795" calcext:value-type="float">
            <text:p>0.00007795</text:p>
          </table:table-cell>
          <table:table-cell office:value-type="float" office:value="0.03553904" calcext:value-type="float">
            <text:p>0.035539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115" calcext:value-type="float">
            <text:p>0.00000115</text:p>
          </table:table-cell>
          <table:table-cell office:value-type="float" office:value="0" calcext:value-type="float">
            <text:p>0</text:p>
          </table:table-cell>
          <table:table-cell office:value-type="float" office:value="0.00047006" calcext:value-type="float">
            <text:p>0.000470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2842" calcext:value-type="float">
            <text:p>0.00002842</text:p>
          </table:table-cell>
          <table:table-cell office:value-type="float" office:value="0" calcext:value-type="float">
            <text:p>0</text:p>
          </table:table-cell>
          <table:table-cell office:value-type="float" office:value="0.00233561" calcext:value-type="float">
            <text:p>0.002335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1151" calcext:value-type="float">
            <text:p>0.00001151</text:p>
          </table:table-cell>
          <table:table-cell office:value-type="float" office:value="0" calcext:value-type="float">
            <text:p>0</text:p>
          </table:table-cell>
          <table:table-cell office:value-type="float" office:value="0.00148605" calcext:value-type="float">
            <text:p>0.001486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10118" calcext:value-type="float">
            <text:p>0.00010118</text:p>
          </table:table-cell>
          <table:table-cell office:value-type="float" office:value="0.00000002" calcext:value-type="float">
            <text:p>0.00000002</text:p>
          </table:table-cell>
          <table:table-cell office:value-type="float" office:value="0.00440657" calcext:value-type="float">
            <text:p>0.004406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1047" calcext:value-type="float">
            <text:p>0.00001047</text:p>
          </table:table-cell>
          <table:table-cell office:value-type="float" office:value="0" calcext:value-type="float">
            <text:p>0</text:p>
          </table:table-cell>
          <table:table-cell office:value-type="float" office:value="0.00141737" calcext:value-type="float">
            <text:p>0.001417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1568" calcext:value-type="float">
            <text:p>0.0011568</text:p>
          </table:table-cell>
          <table:table-cell office:value-type="float" office:value="0.00000241" calcext:value-type="float">
            <text:p>0.00000241</text:p>
          </table:table-cell>
          <table:table-cell office:value-type="float" office:value="0.01489975" calcext:value-type="float">
            <text:p>0.014899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35" calcext:value-type="float">
            <text:p>0.0000035</text:p>
          </table:table-cell>
          <table:table-cell office:value-type="float" office:value="0" calcext:value-type="float">
            <text:p>0</text:p>
          </table:table-cell>
          <table:table-cell office:value-type="float" office:value="0.00081908" calcext:value-type="float">
            <text:p>0.000819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" calcext:value-type="float">
            <text:p>0</text:p>
          </table:table-cell>
          <table:table-cell office:value-type="float" office:value="0.00005207" calcext:value-type="float">
            <text:p>0.000052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761" calcext:value-type="float">
            <text:p>0.00000761</text:p>
          </table:table-cell>
          <table:table-cell office:value-type="float" office:value="0" calcext:value-type="float">
            <text:p>0</text:p>
          </table:table-cell>
          <table:table-cell office:value-type="float" office:value="0.00120823" calcext:value-type="float">
            <text:p>0.001208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78042" calcext:value-type="float">
            <text:p>0.0078042</text:p>
          </table:table-cell>
          <table:table-cell office:value-type="float" office:value="0.00010961" calcext:value-type="float">
            <text:p>0.00010961</text:p>
          </table:table-cell>
          <table:table-cell office:value-type="float" office:value="0.03870033" calcext:value-type="float">
            <text:p>0.038700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4231" calcext:value-type="float">
            <text:p>0.00004231</text:p>
          </table:table-cell>
          <table:table-cell office:value-type="float" office:value="0" calcext:value-type="float">
            <text:p>0</text:p>
          </table:table-cell>
          <table:table-cell office:value-type="float" office:value="0.00284942" calcext:value-type="float">
            <text:p>0.002849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1439" calcext:value-type="float">
            <text:p>0.00001439</text:p>
          </table:table-cell>
          <table:table-cell office:value-type="float" office:value="0" calcext:value-type="float">
            <text:p>0</text:p>
          </table:table-cell>
          <table:table-cell office:value-type="float" office:value="0.00166201" calcext:value-type="float">
            <text:p>0.001662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384" calcext:value-type="float">
            <text:p>0.0000384</text:p>
          </table:table-cell>
          <table:table-cell office:value-type="float" office:value="0" calcext:value-type="float">
            <text:p>0</text:p>
          </table:table-cell>
          <table:table-cell office:value-type="float" office:value="0.0027147" calcext:value-type="float">
            <text:p>0.00271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35929" calcext:value-type="float">
            <text:p>0.00035929</text:p>
          </table:table-cell>
          <table:table-cell office:value-type="float" office:value="0.00000023" calcext:value-type="float">
            <text:p>0.00000023</text:p>
          </table:table-cell>
          <table:table-cell office:value-type="float" office:value="0.00830377" calcext:value-type="float">
            <text:p>0.008303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009" calcext:value-type="float">
            <text:p>0.00000009</text:p>
          </table:table-cell>
          <table:table-cell office:value-type="float" office:value="0" calcext:value-type="float">
            <text:p>0</text:p>
          </table:table-cell>
          <table:table-cell office:value-type="float" office:value="0.00013308" calcext:value-type="float">
            <text:p>0.000133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16368" calcext:value-type="float">
            <text:p>0.00016368</text:p>
          </table:table-cell>
          <table:table-cell office:value-type="float" office:value="0.00000005" calcext:value-type="float">
            <text:p>0.00000005</text:p>
          </table:table-cell>
          <table:table-cell office:value-type="float" office:value="0.00560464" calcext:value-type="float">
            <text:p>0.005604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67" calcext:value-type="float">
            <text:p>0.0000167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formula="of:=SUM([.B2:.B60])" office:value-type="float" office:value="0.99999995" calcext:value-type="float">
            <text:p>0.99999995</text:p>
          </table:table-cell>
          <table:table-cell table:formula="of:=SUM([.C2:.C60])" office:value-type="float" office:value="0.99999999" calcext:value-type="float">
            <text:p>0.99999999</text:p>
          </table:table-cell>
          <table:table-cell table:formula="of:=SUM([.D2:.D60])" office:value-type="float" office:value="0.99999999" calcext:value-type="float">
            <text:p>0.9999999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float" office:value="0.06542629" calcext:value-type="float">
            <text:p>0.06542629</text:p>
          </table:table-cell>
        </table:table-row>
        <table:table-row table:style-name="ro1">
          <table:table-cell office:value-type="float" office:value="0.373784" calcext:value-type="float">
            <text:p>0.373784</text:p>
          </table:table-cell>
        </table:table-row>
        <table:table-row table:style-name="ro1">
          <table:table-cell office:value-type="float" office:value="0.00204658" calcext:value-type="float">
            <text:p>0.00204658</text:p>
          </table:table-cell>
        </table:table-row>
        <table:table-row table:style-name="ro1">
          <table:table-cell office:value-type="float" office:value="0.00439298" calcext:value-type="float">
            <text:p>0.00439298</text:p>
          </table:table-cell>
        </table:table-row>
        <table:table-row table:style-name="ro1">
          <table:table-cell office:value-type="float" office:value="0.00001491" calcext:value-type="float">
            <text:p>0.00001491</text:p>
          </table:table-cell>
        </table:table-row>
        <table:table-row table:style-name="ro1">
          <table:table-cell office:value-type="float" office:value="0.00001601" calcext:value-type="float">
            <text:p>0.00001601</text:p>
          </table:table-cell>
        </table:table-row>
        <table:table-row table:style-name="ro1">
          <table:table-cell office:value-type="float" office:value="0.00001471" calcext:value-type="float">
            <text:p>0.00001471</text:p>
          </table:table-cell>
        </table:table-row>
        <table:table-row table:style-name="ro1">
          <table:table-cell office:value-type="float" office:value="0.00001522" calcext:value-type="float">
            <text:p>0.00001522</text:p>
          </table:table-cell>
        </table:table-row>
        <table:table-row table:style-name="ro1">
          <table:table-cell office:value-type="float" office:value="0.00796778" calcext:value-type="float">
            <text:p>0.00796778</text:p>
          </table:table-cell>
        </table:table-row>
        <table:table-row table:style-name="ro1">
          <table:table-cell office:value-type="float" office:value="0.00000342" calcext:value-type="float">
            <text:p>0.00000342</text:p>
          </table:table-cell>
        </table:table-row>
        <table:table-row table:style-name="ro1">
          <table:table-cell office:value-type="float" office:value="0.00001999" calcext:value-type="float">
            <text:p>0.00001999</text:p>
          </table:table-cell>
        </table:table-row>
        <table:table-row table:style-name="ro1">
          <table:table-cell office:value-type="float" office:value="0.00000722" calcext:value-type="float">
            <text:p>0.00000722</text:p>
          </table:table-cell>
        </table:table-row>
        <table:table-row table:style-name="ro1">
          <table:table-cell office:value-type="float" office:value="0.16919868" calcext:value-type="float">
            <text:p>0.16919868</text:p>
          </table:table-cell>
        </table:table-row>
        <table:table-row table:style-name="ro1">
          <table:table-cell office:value-type="float" office:value="0.07588974" calcext:value-type="float">
            <text:p>0.07588974</text:p>
          </table:table-cell>
        </table:table-row>
        <table:table-row table:style-name="ro1">
          <table:table-cell office:value-type="float" office:value="0.0905277" calcext:value-type="float">
            <text:p>0.0905277</text:p>
          </table:table-cell>
        </table:table-row>
        <table:table-row table:style-name="ro1">
          <table:table-cell office:value-type="float" office:value="0.00001612" calcext:value-type="float">
            <text:p>0.00001612</text:p>
          </table:table-cell>
        </table:table-row>
        <table:table-row table:style-name="ro1">
          <table:table-cell office:value-type="float" office:value="0.00001302" calcext:value-type="float">
            <text:p>0.00001302</text:p>
          </table:table-cell>
        </table:table-row>
        <table:table-row table:style-name="ro1">
          <table:table-cell office:value-type="float" office:value="0.00001037" calcext:value-type="float">
            <text:p>0.00001037</text:p>
          </table:table-cell>
        </table:table-row>
        <table:table-row table:style-name="ro1">
          <table:table-cell office:value-type="float" office:value="0.00000645" calcext:value-type="float">
            <text:p>0.00000645</text:p>
          </table:table-cell>
        </table:table-row>
        <table:table-row table:style-name="ro1">
          <table:table-cell office:value-type="float" office:value="0.00001052" calcext:value-type="float">
            <text:p>0.00001052</text:p>
          </table:table-cell>
        </table:table-row>
        <table:table-row table:style-name="ro1">
          <table:table-cell office:value-type="float" office:value="0.00000588" calcext:value-type="float">
            <text:p>0.00000588</text:p>
          </table:table-cell>
        </table:table-row>
        <table:table-row table:style-name="ro1">
          <table:table-cell office:value-type="float" office:value="0.00001312" calcext:value-type="float">
            <text:p>0.00001312</text:p>
          </table:table-cell>
        </table:table-row>
        <table:table-row table:style-name="ro1">
          <table:table-cell office:value-type="float" office:value="0.00000998" calcext:value-type="float">
            <text:p>0.00000998</text:p>
          </table:table-cell>
        </table:table-row>
        <table:table-row table:style-name="ro1">
          <table:table-cell office:value-type="float" office:value="0.0000097" calcext:value-type="float">
            <text:p>0.0000097</text:p>
          </table:table-cell>
        </table:table-row>
        <table:table-row table:style-name="ro1">
          <table:table-cell office:value-type="float" office:value="0.0000166" calcext:value-type="float">
            <text:p>0.0000166</text:p>
          </table:table-cell>
        </table:table-row>
        <table:table-row table:style-name="ro1">
          <table:table-cell office:value-type="float" office:value="0.00001419" calcext:value-type="float">
            <text:p>0.00001419</text:p>
          </table:table-cell>
        </table:table-row>
        <table:table-row table:style-name="ro1">
          <table:table-cell office:value-type="float" office:value="0.00008466" calcext:value-type="float">
            <text:p>0.00008466</text:p>
          </table:table-cell>
        </table:table-row>
        <table:table-row table:style-name="ro1">
          <table:table-cell office:value-type="float" office:value="0.03318591" calcext:value-type="float">
            <text:p>0.03318591</text:p>
          </table:table-cell>
        </table:table-row>
        <table:table-row table:style-name="ro1">
          <table:table-cell office:value-type="float" office:value="0.0057938" calcext:value-type="float">
            <text:p>0.0057938</text:p>
          </table:table-cell>
        </table:table-row>
        <table:table-row table:style-name="ro1">
          <table:table-cell office:value-type="float" office:value="0.00001545" calcext:value-type="float">
            <text:p>0.00001545</text:p>
          </table:table-cell>
        </table:table-row>
        <table:table-row table:style-name="ro1">
          <table:table-cell office:value-type="float" office:value="0.00000745" calcext:value-type="float">
            <text:p>0.00000745</text:p>
          </table:table-cell>
        </table:table-row>
        <table:table-row table:style-name="ro1">
          <table:table-cell office:value-type="float" office:value="0.00000974" calcext:value-type="float">
            <text:p>0.00000974</text:p>
          </table:table-cell>
        </table:table-row>
        <table:table-row table:style-name="ro1">
          <table:table-cell office:value-type="float" office:value="0.00000202" calcext:value-type="float">
            <text:p>0.00000202</text:p>
          </table:table-cell>
        </table:table-row>
        <table:table-row table:style-name="ro1">
          <table:table-cell office:value-type="float" office:value="0.0040194" calcext:value-type="float">
            <text:p>0.0040194</text:p>
          </table:table-cell>
        </table:table-row>
        <table:table-row table:style-name="ro1">
          <table:table-cell office:value-type="float" office:value="0.00315851" calcext:value-type="float">
            <text:p>0.00315851</text:p>
          </table:table-cell>
        </table:table-row>
        <table:table-row table:style-name="ro1">
          <table:table-cell office:value-type="float" office:value="0.00121129" calcext:value-type="float">
            <text:p>0.00121129</text:p>
          </table:table-cell>
        </table:table-row>
        <table:table-row table:style-name="ro1">
          <table:table-cell office:value-type="float" office:value="0.00043024" calcext:value-type="float">
            <text:p>0.00043024</text:p>
          </table:table-cell>
        </table:table-row>
        <table:table-row table:style-name="ro1">
          <table:table-cell office:value-type="float" office:value="0.03006991" calcext:value-type="float">
            <text:p>0.03006991</text:p>
          </table:table-cell>
        </table:table-row>
        <table:table-row table:style-name="ro1">
          <table:table-cell office:value-type="float" office:value="0.00545526" calcext:value-type="float">
            <text:p>0.00545526</text:p>
          </table:table-cell>
        </table:table-row>
        <table:table-row table:style-name="ro1">
          <table:table-cell office:value-type="float" office:value="0.00033057" calcext:value-type="float">
            <text:p>0.00033057</text:p>
          </table:table-cell>
        </table:table-row>
        <table:table-row table:style-name="ro1">
          <table:table-cell office:value-type="float" office:value="0.00415612" calcext:value-type="float">
            <text:p>0.00415612</text:p>
          </table:table-cell>
        </table:table-row>
        <table:table-row table:style-name="ro1">
          <table:table-cell office:value-type="float" office:value="0.03553904" calcext:value-type="float">
            <text:p>0.03553904</text:p>
          </table:table-cell>
        </table:table-row>
        <table:table-row table:style-name="ro1">
          <table:table-cell office:value-type="float" office:value="0.00047006" calcext:value-type="float">
            <text:p>0.00047006</text:p>
          </table:table-cell>
        </table:table-row>
        <table:table-row table:style-name="ro1">
          <table:table-cell office:value-type="float" office:value="0.00233561" calcext:value-type="float">
            <text:p>0.00233561</text:p>
          </table:table-cell>
        </table:table-row>
        <table:table-row table:style-name="ro1">
          <table:table-cell office:value-type="float" office:value="0.00148605" calcext:value-type="float">
            <text:p>0.00148605</text:p>
          </table:table-cell>
        </table:table-row>
        <table:table-row table:style-name="ro1">
          <table:table-cell office:value-type="float" office:value="0.00440657" calcext:value-type="float">
            <text:p>0.00440657</text:p>
          </table:table-cell>
        </table:table-row>
        <table:table-row table:style-name="ro1">
          <table:table-cell office:value-type="float" office:value="0.00141737" calcext:value-type="float">
            <text:p>0.00141737</text:p>
          </table:table-cell>
        </table:table-row>
        <table:table-row table:style-name="ro1">
          <table:table-cell office:value-type="float" office:value="0.01489975" calcext:value-type="float">
            <text:p>0.01489975</text:p>
          </table:table-cell>
        </table:table-row>
        <table:table-row table:style-name="ro1">
          <table:table-cell office:value-type="float" office:value="0.00081908" calcext:value-type="float">
            <text:p>0.00081908</text:p>
          </table:table-cell>
        </table:table-row>
        <table:table-row table:style-name="ro1">
          <table:table-cell office:value-type="float" office:value="0.00005207" calcext:value-type="float">
            <text:p>0.00005207</text:p>
          </table:table-cell>
        </table:table-row>
        <table:table-row table:style-name="ro1">
          <table:table-cell office:value-type="float" office:value="0.00120823" calcext:value-type="float">
            <text:p>0.00120823</text:p>
          </table:table-cell>
        </table:table-row>
        <table:table-row table:style-name="ro1">
          <table:table-cell office:value-type="float" office:value="0.03870033" calcext:value-type="float">
            <text:p>0.03870033</text:p>
          </table:table-cell>
        </table:table-row>
        <table:table-row table:style-name="ro1">
          <table:table-cell office:value-type="float" office:value="0.00284942" calcext:value-type="float">
            <text:p>0.00284942</text:p>
          </table:table-cell>
        </table:table-row>
        <table:table-row table:style-name="ro1">
          <table:table-cell office:value-type="float" office:value="0.00166201" calcext:value-type="float">
            <text:p>0.00166201</text:p>
          </table:table-cell>
        </table:table-row>
        <table:table-row table:style-name="ro1">
          <table:table-cell office:value-type="float" office:value="0.0027147" calcext:value-type="float">
            <text:p>0.0027147</text:p>
          </table:table-cell>
        </table:table-row>
        <table:table-row table:style-name="ro1">
          <table:table-cell office:value-type="float" office:value="0.00830377" calcext:value-type="float">
            <text:p>0.00830377</text:p>
          </table:table-cell>
        </table:table-row>
        <table:table-row table:style-name="ro1">
          <table:table-cell office:value-type="float" office:value="0.00013308" calcext:value-type="float">
            <text:p>0.00013308</text:p>
          </table:table-cell>
        </table:table-row>
        <table:table-row table:style-name="ro1">
          <table:table-cell office:value-type="float" office:value="0.00560464" calcext:value-type="float">
            <text:p>0.00560464</text:p>
          </table:table-cell>
        </table:table-row>
        <table:table-row table:style-name="ro1">
          <table:table-cell office:value-type="float" office:value="0.0000167" calcext:value-type="float">
            <text:p>0.0000167</text:p>
          </table:table-cell>
        </table:table-row>
      </table:table>
      <table:table table:name="orig" table:style-name="ta1">
        <table:table-column table:style-name="co1" table:default-cell-style-name="Default"/>
        <table:table-row table:style-name="ro1">
          <table:table-cell>
            <draw:frame draw:z-index="0" draw:style-name="gr1" draw:text-style-name="P1" svg:width="13.4327in" svg:height="3.5429in" svg:x="0.0004in" svg:y="0.0004in">
              <draw:object draw:notify-on-update-of-ranges="Probabilities.A2:Probabilities.A60 Probabilities.B1:Probabilities.B1 Probabilities.B2:Probabilities.B6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0.5" table:style-name="ta1">
        <table:table-column table:style-name="co1" table:default-cell-style-name="Default"/>
        <table:table-row table:style-name="ro1">
          <table:table-cell>
            <draw:frame draw:z-index="0" draw:style-name="gr1" draw:text-style-name="P1" svg:width="13.3177in" svg:height="3.5429in" svg:x="0.0004in" svg:y="0.0004in">
              <draw:object draw:notify-on-update-of-ranges="Probabilities.A2:Probabilities.A60 Probabilities.B1:Probabilities.B1 Probabilities.B2:Probabilities.B60 Probabilities.C1:Probabilities.C1 Probabilities.C2:Probabilities.C6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t2.0" table:style-name="ta1">
        <table:table-column table:style-name="co1" table:default-cell-style-name="Default"/>
        <table:table-row table:style-name="ro1">
          <table:table-cell>
            <draw:frame draw:z-index="0" draw:style-name="gr1" draw:text-style-name="P1" svg:width="13.4252in" svg:height="3.5429in" svg:x="0.0004in" svg:y="0.0004in">
              <draw:object draw:notify-on-update-of-ranges="Probabilities.A2:Probabilities.A60 Probabilities.B1:Probabilities.B1 Probabilities.B2:Probabilities.B60 Probabilities.D1:Probabilities.D1 Probabilities.D2:Probabilities.D6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multinomial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Temperature=0.5</text:p>
          </table:table-cell>
          <table:table-cell office:value-type="string" calcext:value-type="string">
            <text:p>Temperature=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>
            <draw:frame draw:z-index="0" draw:style-name="gr1" draw:text-style-name="P1" svg:width="13.3177in" svg:height="3.5429in" svg:x="0.0004in" svg:y="0.0004in">
              <draw:object draw:notify-on-update-of-ranges="multinomial.A2:multinomial.A60 multinomial.D1:multinomial.D1 multinomial.D2:multinomial.D6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 style:data-style-name="N2" text:time-value="19:50:01.5425724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1T20:10:33.767293768</meta:creation-date>
    <dc:date>2026-03-05T20:06:32.059797818</dc:date>
    <meta:editing-duration>PT18M5S</meta:editing-duration>
    <meta:editing-cycles>5</meta:editing-cycles>
    <meta:generator>LibreOffice/25.8.5.2$Linux_X86_64 LibreOffice_project/580$Build-2</meta:generator>
    <meta:document-statistic meta:table-count="7" meta:cell-count="424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828cm" svg:height="9cm" xlink:href=".." xlink:type="simple" chart:class="chart:bar" chart:style-name="ch1">
        <chart:legend chart:legend-position="end" svg:x="5.034cm" svg:y="1.221cm" style:legend-expansion="custom" svg:width="7.571cm" svg:height="1.108cm" style:legend-expansion-aspect-ratio="6.83303249097473" chart:style-name="ch2"/>
        <chart:plot-area chart:style-name="ch3" svg:x="0.675cm" svg:y="0.18cm" svg:width="33.15cm" svg:height="8.639cm">
          <chart:coordinate-region svg:x="1.426cm" svg:y="0.382cm" svg:width="32.399cm" svg:height="7.784cm"/>
          <chart:axis chart:dimension="x" chart:name="primary-x" chart:style-name="ch4" chartooo:axis-type="auto">
            <chartooo:date-scale/>
            <chart:categories table:cell-range-address="Probabilities.A2:Probabilities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babilities.B2:Probabilities.B60" chart:label-cell-address="Probabilities.B1:Probabilities.B1" chart:class="chart:bar">
            <chart:data-point chart:repeated="59"/>
          </chart:series>
          <chart:series chart:style-name="ch8" chart:values-cell-range-address="Probabilities.C2:Probabilities.C60" chart:label-cell-address="Probabilities.C1:Probabilities.C1" chart:class="chart:ba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Probabilities.B1:Probabilities.B1</svg:desc>
                </draw:g>
              </table:table-cell>
              <table:table-cell office:value-type="string">
                <text:p>Temperature=0.5</text:p>
                <draw:g>
                  <svg:desc>Probabilities.C1:Probabilities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robabilities.A2:Probabilities.A60</svg:desc>
                </draw:g>
              </table:table-cell>
              <table:table-cell office:value-type="float" office:value="0.02230506">
                <text:p>0.02230506</text:p>
                <draw:g>
                  <svg:desc>Probabilities.B2:Probabilities.B60</svg:desc>
                </draw:g>
              </table:table-cell>
              <table:table-cell office:value-type="float" office:value="0.00089539">
                <text:p>0.00089539</text:p>
                <draw:g>
                  <svg:desc>Probabilities.C2:Probabilities.C6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2801477">
                <text:p>0.72801477</text:p>
              </table:table-cell>
              <table:table-cell office:value-type="float" office:value="0.95386307">
                <text:p>0.9538630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2183">
                <text:p>0.00002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10056">
                <text:p>0.00010056</text:p>
              </table:table-cell>
              <table:table-cell office:value-type="float" office:value="0.00000002">
                <text:p>0.000000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33081">
                <text:p>0.0003308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4917386">
                <text:p>0.14917386</text:p>
              </table:table-cell>
              <table:table-cell office:value-type="float" office:value="0.04004895">
                <text:p>0.0400489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3000993">
                <text:p>0.03000993</text:p>
              </table:table-cell>
              <table:table-cell office:value-type="float" office:value="0.00162082">
                <text:p>0.0016208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270333">
                <text:p>0.04270333</text:p>
              </table:table-cell>
              <table:table-cell office:value-type="float" office:value="0.00328193">
                <text:p>0.003281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04">
                <text:p>0.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57386">
                <text:p>0.0057386</text:p>
              </table:table-cell>
              <table:table-cell office:value-type="float" office:value="0.00005927">
                <text:p>0.0000592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17491">
                <text:p>0.00017491</text:p>
              </table:table-cell>
              <table:table-cell office:value-type="float" office:value="0.00000006">
                <text:p>0.000000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8418">
                <text:p>0.00008418</text:p>
              </table:table-cell>
              <table:table-cell office:value-type="float" office:value="0.00000001">
                <text:p>0.0000000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5198">
                <text:p>0.00005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765">
                <text:p>0.00000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96">
                <text:p>0.000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471154">
                <text:p>0.00471154</text:p>
              </table:table-cell>
              <table:table-cell office:value-type="float" office:value="0.00003995">
                <text:p>0.0000399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15507">
                <text:p>0.00015507</text:p>
              </table:table-cell>
              <table:table-cell office:value-type="float" office:value="0.00000004">
                <text:p>0.0000000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57">
                <text:p>0.00000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9001">
                <text:p>0.00009001</text:p>
              </table:table-cell>
              <table:table-cell office:value-type="float" office:value="0.00000001">
                <text:p>0.000000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658128">
                <text:p>0.00658128</text:p>
              </table:table-cell>
              <table:table-cell office:value-type="float" office:value="0.00007795">
                <text:p>0.0000779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115">
                <text:p>0.00000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2842">
                <text:p>0.00002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1151">
                <text:p>0.0000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10118">
                <text:p>0.00010118</text:p>
              </table:table-cell>
              <table:table-cell office:value-type="float" office:value="0.00000002">
                <text:p>0.0000000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1047">
                <text:p>0.0000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11568">
                <text:p>0.0011568</text:p>
              </table:table-cell>
              <table:table-cell office:value-type="float" office:value="0.00000241">
                <text:p>0.0000024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35">
                <text:p>0.0000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761">
                <text:p>0.00000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78042">
                <text:p>0.0078042</text:p>
              </table:table-cell>
              <table:table-cell office:value-type="float" office:value="0.00010961">
                <text:p>0.0001096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4231">
                <text:p>0.00004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1439">
                <text:p>0.0000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384">
                <text:p>0.000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35929">
                <text:p>0.00035929</text:p>
              </table:table-cell>
              <table:table-cell office:value-type="float" office:value="0.00000023">
                <text:p>0.0000002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009">
                <text:p>0.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16368">
                <text:p>0.00016368</text:p>
              </table:table-cell>
              <table:table-cell office:value-type="float" office:value="0.00000005">
                <text:p>0.0000000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12cm" svg:height="9cm" xlink:href=".." xlink:type="simple" chart:class="chart:bar" chart:style-name="ch1">
        <chart:legend chart:legend-position="end" svg:x="6.346cm" svg:y="1.551cm" style:legend-expansion="custom" svg:width="3.805cm" svg:height="0.604cm" style:legend-expansion-aspect-ratio="6.29966887417219" chart:style-name="ch2"/>
        <chart:plot-area chart:style-name="ch3" svg:x="0.681cm" svg:y="0.18cm" svg:width="33.436cm" svg:height="8.639cm">
          <chart:coordinate-region svg:x="1.432cm" svg:y="0.382cm" svg:width="32.685cm" svg:height="7.784cm"/>
          <chart:axis chart:dimension="x" chart:name="primary-x" chart:style-name="ch4" chartooo:axis-type="auto">
            <chartooo:date-scale/>
            <chart:categories table:cell-range-address="Probabilities.A2:Probabilities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babilities.B2:Probabilities.B60" chart:label-cell-address="Probabilities.B1:Probabilities.B1" chart:class="chart:bar"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Probabilities.B1:Probabilities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robabilities.A2:Probabilities.A60</svg:desc>
                </draw:g>
              </table:table-cell>
              <table:table-cell office:value-type="float" office:value="0.02230506">
                <text:p>0.02230506</text:p>
                <draw:g>
                  <svg:desc>Probabilities.B2:Probabilities.B6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2801477">
                <text:p>0.728014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2183">
                <text:p>0.000021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10056">
                <text:p>0.000100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33081">
                <text:p>0.000330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4917386">
                <text:p>0.149173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3000993">
                <text:p>0.030009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270333">
                <text:p>0.04270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04">
                <text:p>0.0000000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57386">
                <text:p>0.00573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17491">
                <text:p>0.0001749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8418">
                <text:p>0.0000841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5198">
                <text:p>0.0000519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765">
                <text:p>0.0000076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96">
                <text:p>0.0000009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471154">
                <text:p>0.0047115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15507">
                <text:p>0.0001550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57">
                <text:p>0.000000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9001">
                <text:p>0.000090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658128">
                <text:p>0.0065812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115">
                <text:p>0.0000011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2842">
                <text:p>0.0000284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1151">
                <text:p>0.0000115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10118">
                <text:p>0.0001011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1047">
                <text:p>0.0000104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11568">
                <text:p>0.001156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35">
                <text:p>0.000003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001">
                <text:p>0.000000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761">
                <text:p>0.0000076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78042">
                <text:p>0.007804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4231">
                <text:p>0.0000423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1439">
                <text:p>0.0000143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384">
                <text:p>0.000038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35929">
                <text:p>0.0003592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009">
                <text:p>0.0000000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16368">
                <text:p>0.0001636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101cm" svg:height="9cm" xlink:href=".." xlink:type="simple" chart:class="chart:bar" chart:style-name="ch1">
        <chart:legend chart:legend-position="end" svg:x="4.109cm" svg:y="2.584cm" style:legend-expansion="custom" svg:width="6.513cm" svg:height="1.108cm" style:legend-expansion-aspect-ratio="5.87815884476534" chart:style-name="ch2"/>
        <chart:plot-area chart:style-name="ch3" svg:x="0.682cm" svg:y="0.18cm" svg:width="33.417cm" svg:height="8.639cm">
          <chart:coordinate-region svg:x="1.433cm" svg:y="0.382cm" svg:width="32.666cm" svg:height="7.784cm"/>
          <chart:axis chart:dimension="x" chart:name="primary-x" chart:style-name="ch4" chartooo:axis-type="auto">
            <chartooo:date-scale/>
            <chart:categories table:cell-range-address="Probabilities.A2:Probabilities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babilities.B2:Probabilities.B60" chart:label-cell-address="Probabilities.B1:Probabilities.B1" chart:class="chart:bar">
            <chart:data-point chart:repeated="59"/>
          </chart:series>
          <chart:series chart:style-name="ch8" chart:values-cell-range-address="Probabilities.D2:Probabilities.D60" chart:label-cell-address="Probabilities.D1:Probabilities.D1" chart:class="chart:ba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Probabilities.B1:Probabilities.B1</svg:desc>
                </draw:g>
              </table:table-cell>
              <table:table-cell office:value-type="string">
                <text:p>Temperature=2</text:p>
                <draw:g>
                  <svg:desc>Probabilities.D1:Probabilities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robabilities.A2:Probabilities.A60</svg:desc>
                </draw:g>
              </table:table-cell>
              <table:table-cell office:value-type="float" office:value="0.02230506">
                <text:p>0.02230506</text:p>
                <draw:g>
                  <svg:desc>Probabilities.B2:Probabilities.B60</svg:desc>
                </draw:g>
              </table:table-cell>
              <table:table-cell office:value-type="float" office:value="0.06542629">
                <text:p>0.06542629</text:p>
                <draw:g>
                  <svg:desc>Probabilities.D2:Probabilities.D6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2801477">
                <text:p>0.72801477</text:p>
              </table:table-cell>
              <table:table-cell office:value-type="float" office:value="0.373784">
                <text:p>0.3737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2183">
                <text:p>0.00002183</text:p>
              </table:table-cell>
              <table:table-cell office:value-type="float" office:value="0.00204658">
                <text:p>0.002046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10056">
                <text:p>0.00010056</text:p>
              </table:table-cell>
              <table:table-cell office:value-type="float" office:value="0.00439298">
                <text:p>0.004392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001491">
                <text:p>0.0000149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001601">
                <text:p>0.000016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001471">
                <text:p>0.0000147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0001522">
                <text:p>0.000015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33081">
                <text:p>0.00033081</text:p>
              </table:table-cell>
              <table:table-cell office:value-type="float" office:value="0.00796778">
                <text:p>0.007967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0000342">
                <text:p>0.000003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01999">
                <text:p>0.0000199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0000722">
                <text:p>0.000007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4917386">
                <text:p>0.14917386</text:p>
              </table:table-cell>
              <table:table-cell office:value-type="float" office:value="0.16919868">
                <text:p>0.169198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3000993">
                <text:p>0.03000993</text:p>
              </table:table-cell>
              <table:table-cell office:value-type="float" office:value="0.07588974">
                <text:p>0.075889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270333">
                <text:p>0.04270333</text:p>
              </table:table-cell>
              <table:table-cell office:value-type="float" office:value="0.0905277">
                <text:p>0.090527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0001612">
                <text:p>0.000016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001302">
                <text:p>0.000013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0001037">
                <text:p>0.000010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00645">
                <text:p>0.000006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001052">
                <text:p>0.000010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00588">
                <text:p>0.0000058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0001312">
                <text:p>0.0000131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0000998">
                <text:p>0.000009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000097">
                <text:p>0.000009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000166">
                <text:p>0.000016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00001419">
                <text:p>0.0000141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04">
                <text:p>0.00000004</text:p>
              </table:table-cell>
              <table:table-cell office:value-type="float" office:value="0.00008466">
                <text:p>0.0000846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57386">
                <text:p>0.0057386</text:p>
              </table:table-cell>
              <table:table-cell office:value-type="float" office:value="0.03318591">
                <text:p>0.0331859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17491">
                <text:p>0.00017491</text:p>
              </table:table-cell>
              <table:table-cell office:value-type="float" office:value="0.0057938">
                <text:p>0.005793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00001545">
                <text:p>0.000015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00745">
                <text:p>0.0000074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0000974">
                <text:p>0.0000097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00000202">
                <text:p>0.0000020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8418">
                <text:p>0.00008418</text:p>
              </table:table-cell>
              <table:table-cell office:value-type="float" office:value="0.0040194">
                <text:p>0.004019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5198">
                <text:p>0.00005198</text:p>
              </table:table-cell>
              <table:table-cell office:value-type="float" office:value="0.00315851">
                <text:p>0.0031585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765">
                <text:p>0.00000765</text:p>
              </table:table-cell>
              <table:table-cell office:value-type="float" office:value="0.00121129">
                <text:p>0.0012112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96">
                <text:p>0.00000096</text:p>
              </table:table-cell>
              <table:table-cell office:value-type="float" office:value="0.00043024">
                <text:p>0.0004302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471154">
                <text:p>0.00471154</text:p>
              </table:table-cell>
              <table:table-cell office:value-type="float" office:value="0.03006991">
                <text:p>0.0300699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15507">
                <text:p>0.00015507</text:p>
              </table:table-cell>
              <table:table-cell office:value-type="float" office:value="0.00545526">
                <text:p>0.0054552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57">
                <text:p>0.00000057</text:p>
              </table:table-cell>
              <table:table-cell office:value-type="float" office:value="0.00033057">
                <text:p>0.000330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9001">
                <text:p>0.00009001</text:p>
              </table:table-cell>
              <table:table-cell office:value-type="float" office:value="0.00415612">
                <text:p>0.0041561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658128">
                <text:p>0.00658128</text:p>
              </table:table-cell>
              <table:table-cell office:value-type="float" office:value="0.03553904">
                <text:p>0.0355390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115">
                <text:p>0.00000115</text:p>
              </table:table-cell>
              <table:table-cell office:value-type="float" office:value="0.00047006">
                <text:p>0.0004700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2842">
                <text:p>0.00002842</text:p>
              </table:table-cell>
              <table:table-cell office:value-type="float" office:value="0.00233561">
                <text:p>0.0023356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1151">
                <text:p>0.00001151</text:p>
              </table:table-cell>
              <table:table-cell office:value-type="float" office:value="0.00148605">
                <text:p>0.0014860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10118">
                <text:p>0.00010118</text:p>
              </table:table-cell>
              <table:table-cell office:value-type="float" office:value="0.00440657">
                <text:p>0.0044065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1047">
                <text:p>0.00001047</text:p>
              </table:table-cell>
              <table:table-cell office:value-type="float" office:value="0.00141737">
                <text:p>0.0014173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11568">
                <text:p>0.0011568</text:p>
              </table:table-cell>
              <table:table-cell office:value-type="float" office:value="0.01489975">
                <text:p>0.014899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35">
                <text:p>0.0000035</text:p>
              </table:table-cell>
              <table:table-cell office:value-type="float" office:value="0.00081908">
                <text:p>0.0008190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5207">
                <text:p>0.000052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761">
                <text:p>0.00000761</text:p>
              </table:table-cell>
              <table:table-cell office:value-type="float" office:value="0.00120823">
                <text:p>0.0012082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78042">
                <text:p>0.0078042</text:p>
              </table:table-cell>
              <table:table-cell office:value-type="float" office:value="0.03870033">
                <text:p>0.0387003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4231">
                <text:p>0.00004231</text:p>
              </table:table-cell>
              <table:table-cell office:value-type="float" office:value="0.00284942">
                <text:p>0.0028494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1439">
                <text:p>0.00001439</text:p>
              </table:table-cell>
              <table:table-cell office:value-type="float" office:value="0.00166201">
                <text:p>0.0016620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384">
                <text:p>0.0000384</text:p>
              </table:table-cell>
              <table:table-cell office:value-type="float" office:value="0.0027147">
                <text:p>0.002714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35929">
                <text:p>0.00035929</text:p>
              </table:table-cell>
              <table:table-cell office:value-type="float" office:value="0.00830377">
                <text:p>0.0083037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009">
                <text:p>0.00000009</text:p>
              </table:table-cell>
              <table:table-cell office:value-type="float" office:value="0.00013308">
                <text:p>0.0001330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16368">
                <text:p>0.00016368</text:p>
              </table:table-cell>
              <table:table-cell office:value-type="float" office:value="0.00560464">
                <text:p>0.0056046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000167">
                <text:p>0.00001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28cm" svg:height="9cm" xlink:href=".." xlink:type="simple" chart:class="chart:bar" chart:style-name="ch1">
        <chart:legend chart:legend-position="end" svg:x="3.895cm" svg:y="1.512cm" style:legend-expansion="custom" svg:width="3.015cm" svg:height="0.604cm" style:legend-expansion-aspect-ratio="4.99172185430464" chart:style-name="ch2"/>
        <chart:plot-area chart:style-name="ch3" svg:x="0.675cm" svg:y="0.18cm" svg:width="32.976cm" svg:height="8.639cm">
          <chart:coordinate-region svg:x="1.326cm" svg:y="0.382cm" svg:width="32.325cm" svg:height="7.784cm"/>
          <chart:axis chart:dimension="x" chart:name="primary-x" chart:style-name="ch4" chartooo:axis-type="auto">
            <chartooo:date-scale/>
            <chart:categories table:cell-range-address="multinomial.A2:multinomial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ultinomial.D2:multinomial.D60" chart:label-cell-address="multinomial.D1:multinomial.D1" chart:class="chart:bar"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=2</text:p>
                <draw:g>
                  <svg:desc>multinomial.D1:multinomial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ultinomial.A2:multinomial.A60</svg:desc>
                </draw:g>
              </table:table-cell>
              <table:table-cell office:value-type="float" office:value="4">
                <text:p>4</text:p>
                <draw:g>
                  <svg:desc>multinomial.D2:multinomial.D6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